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5.925in" style:page-number="auto" table:align="right" style:writing-mode="rl-tb"/>
    </style:style>
    <style:style style:name="Table1.A" style:family="table-column">
      <style:table-column-properties style:column-width="0.5931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E" style:family="table-column">
      <style:table-column-properties style:column-width="0.9868in"/>
    </style:style>
    <style:style style:name="Table1.F" style:family="table-column">
      <style:table-column-properties style:column-width="0.9938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1.F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" style:family="table">
      <style:table-properties style:width="5.925in" table:align="right" style:writing-mode="rl-tb"/>
    </style:style>
    <style:style style:name="Table2.A" style:family="table-column">
      <style:table-column-properties style:column-width="1.1833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91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2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.5" style:family="table-row">
      <style:table-row-properties style:min-row-height="0.0486in" style:keep-together="true" fo:keep-together="auto"/>
    </style:style>
    <style:style style:name="Table3" style:family="table">
      <style:table-properties style:width="5.925in" table:align="right" style:writing-mode="rl-tb"/>
    </style:style>
    <style:style style:name="Table3.A" style:family="table-column">
      <style:table-column-properties style:column-width="5.925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4" style:family="table">
      <style:table-properties style:width="5.925in" table:align="righ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47in"/>
    </style:style>
    <style:style style:name="Table4.C" style:family="table-column">
      <style:table-column-properties style:column-width="1.5819in"/>
    </style:style>
    <style:style style:name="Table4.D" style:family="table-column">
      <style:table-column-properties style:column-width="0.7931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4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5" style:family="table">
      <style:table-properties style:width="5.925in" table:align="right" style:writing-mode="rl-tb"/>
    </style:style>
    <style:style style:name="Table5.A" style:family="table-column">
      <style:table-column-properties style:column-width="5.925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6" style:family="table">
      <style:table-properties style:width="2.6in" table:align="center" style:writing-mode="rl-tb"/>
    </style:style>
    <style:style style:name="Table6.A" style:family="table-column">
      <style:table-column-properties style:column-width="2.6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fo:font-size="10pt" style:font-size-asian="10pt" style:font-name-complex="David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paragraph-properties fo:text-align="end" style:justify-single-word="false" style:snap-to-layout-gri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paragraph-properties fo:text-align="end" style:justify-single-word="false"/>
      <style:text-properties fo:font-size="10pt" fo:language="none" fo:country="none" fo:font-weight="bold" style:font-size-asian="10pt" style:language-asian="none" style:country-asian="none" style:font-weight-asian="bold" style:font-name-complex="David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fo:font-weight="bold" style:font-weight-asian="bold" style:font-name-complex="David" style:font-weight-complex="bold"/>
    </style:style>
    <style:style style:name="P8" style:family="paragraph" style:parent-style-name="Standard">
      <style:paragraph-properties fo:text-align="end" style:justify-single-word="false"/>
    </style:style>
    <style:style style:name="P9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0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1" style:family="paragraph" style:parent-style-name="Standard">
      <style:paragraph-properties fo:text-align="end" style:justify-single-word="false"/>
      <style:text-properties fo:language="none" fo:country="none" fo:font-weight="bold" style:language-asian="none" style:country-asian="none" style:font-weight-asian="bold" style:font-name-complex="David" style:font-weight-complex="bold"/>
    </style:style>
    <style:style style:name="P12" style:family="paragraph" style:parent-style-name="Standard">
      <style:paragraph-properties fo:text-align="end" style:justify-single-word="false"/>
      <style:text-properties style:font-name="Tahoma" style:font-name-complex="Narkisim"/>
    </style:style>
    <style:style style:name="P13" style:family="paragraph" style:parent-style-name="Standard">
      <style:paragraph-properties fo:text-align="end" style:justify-single-word="false"/>
      <style:text-properties style:font-name-complex="David"/>
    </style:style>
    <style:style style:name="P14" style:family="paragraph" style:parent-style-name="Standard">
      <style:paragraph-properties fo:text-align="end" style:justify-single-word="false" style:snap-to-layout-grid="false"/>
      <style:text-properties style:font-name-complex="David"/>
    </style:style>
    <style:style style:name="P15" style:family="paragraph" style:parent-style-name="Standard">
      <style:paragraph-properties fo:text-align="center" style:justify-single-word="false"/>
      <style:text-properties style:font-name-complex="David"/>
    </style:style>
    <style:style style:name="P16" style:family="paragraph" style:parent-style-name="Standard">
      <style:paragraph-properties fo:text-align="end" style:justify-single-word="false"/>
    </style:style>
    <style:style style:name="P17" style:family="paragraph">
      <style:paragraph-properties fo:text-align="center" style:writing-mode="lr-tb"/>
    </style:style>
    <style:style style:name="T1" style:family="text">
      <style:text-properties fo:font-weight="bold" style:font-weight-asian="bold" style:font-name-complex="David" style:font-weight-complex="bold"/>
    </style:style>
    <style:style style:name="T2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3" style:family="text">
      <style:text-properties fo:font-size="10pt" style:font-size-asian="10pt" style:font-name-complex="David" style:font-size-complex="10pt"/>
    </style:style>
    <style:style style:name="T4" style:family="text">
      <style:text-properties style:font-name-complex="David"/>
    </style:style>
    <style:style style:name="T5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7" style:family="text">
      <style:text-properties fo:language="none" fo:country="none" style:language-asian="none" style:country-asian="none" style:font-name-complex="David"/>
    </style:style>
    <style:style style:name="gr1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">פרק</text:p>
            <text:p text:style-name="P7">500</text:p>
          </table:table-cell>
          <table:table-cell table:style-name="Table1.A1" office:value-type="string">
            <text:p text:style-name="P2">מס' הוראה</text:p>
            <text:p text:style-name="P7">503</text:p>
          </table:table-cell>
          <table:table-cell table:style-name="Table1.A1" office:value-type="string">
            <text:p text:style-name="P2">שם ההוראה</text:p>
            <text:p text:style-name="P7">הכנת תיק שטח</text:p>
          </table:table-cell>
          <table:table-cell table:style-name="Table1.A1" office:value-type="string">
            <text:p text:style-name="P2">תחולה</text:p>
            <text:p text:style-name="P7">דצמבר 93</text:p>
          </table:table-cell>
          <table:table-cell table:style-name="Table1.A1" office:value-type="string">
            <text:p text:style-name="P2">עדכון</text:p>
            <text:p text:style-name="P7">נובמבר</text:p>
            <text:p text:style-name="P7">2009</text:p>
          </table:table-cell>
          <table:table-cell table:style-name="Table1.F1" office:value-type="string">
            <text:p text:style-name="P2">עמוד 7</text:p>
            <text:p text:style-name="P7">מתוך 7</text:p>
          </table:table-cell>
        </table:table-row>
      </table:table>
      <text:p text:style-name="P1"><text:tab/><text:tab/><text:tab/><text:tab/><text:tab/><text:tab/><text:tab/><text:tab/><text:tab/><text:tab/></text:p>
      <text:p text:style-name="P1"><text:tab/><text:tab/><text:tab/><text:tab/><text:tab/><text:tab/><text:tab/><text:tab/><text:tab/><text:tab/> <text:s text:c="7"/><text:span text:style-name="T2">נספח ב'</text:span></text:p>
      <text:p text:style-name="P3"/>
      <text:p text:style-name="P9">נתונים עיקריים לשלבים הראשונים לטיפול באירוע</text:p>
      <text:p text:style-name="P1"><text:span text:style-name="T1">תיק <text:s/></text:span></text:p>
      <text:p text:style-name="P10"/>
      <text:p text:style-name="P1"><draw:line text:anchor-type="char" draw:z-index="0" draw:style-name="gr1" draw:text-style-name="P17" svg:x1="1.1429in" svg:y1="0.1555in" svg:x2="5.7681in" svg:y2="0.1555in"><text:p/></draw:line><text:span text:style-name="T1">שם העסק/מבנה</text:span><text:span text:style-name="T2"> <text:s text:c="2"/></text:span><text:span text:style-name="T4"><text:s text:c="2"/>חמדת נוף ים דיור מוגן בניין חדש רב קומות</text:span></text:p>
      <text:p text:style-name="P7"/>
      <text:p text:style-name="P1"><text:span text:style-name="T1">כתובת</text:span><text:span text:style-name="T2"> </text:span><text:span text:style-name="T1"><text:s text:c="2"/></text:span><text:span text:style-name="T4"><text:tab/>הארגמן 2 ראשל"צ</text:span></text:p>
      <text:p text:style-name="P6"><draw:line text:anchor-type="char" draw:z-index="1" draw:style-name="gr1" draw:text-style-name="P17" svg:x1="0.3929in" svg:y1="0.0307in" svg:x2="5.7681in" svg:y2="0.0307in"><text:p/></draw:line></text:p>
      <text:p text:style-name="P1"><text:span text:style-name="T1">טלפון</text:span><text:span text:style-name="T4"> <text:s text:c="5"/></text:span><text:span text:style-name="T1">9536104</text:span></text:p>
      <text:p text:style-name="P11"><draw:line text:anchor-type="char" draw:z-index="2" draw:style-name="gr1" draw:text-style-name="P17" svg:x1="5.7681in" svg:y1="0.072in" svg:x2="0.5181in" svg:y2="0.072in"><text:p/></draw:line></text:p>
      <text:p text:style-name="P1"><text:span text:style-name="T1">המפתחות נמצאים</text:span><text:span text:style-name="T4"> <text:s/>24 שעות <text:tab/> <text:s text:c="2"/></text:span></text:p>
      <text:p text:style-name="P6"><draw:line text:anchor-type="char" draw:z-index="3" draw:style-name="gr1" draw:text-style-name="P17" svg:x1="5.7681in" svg:y1="0.0307in" svg:x2="1.1429in" svg:y2="0.0307in"><text:p/></draw:line></text:p>
      <text:p text:style-name="P1"><text:span text:style-name="T1">מיקום מפסק זרם ראשי</text:span><text:span text:style-name="T4"> <text:s text:c="5"/>בלוח פיקוד כבאים בדלפק כניסה ראשית</text:span></text:p>
      <text:p text:style-name="P6"><draw:line text:anchor-type="char" draw:z-index="4" draw:style-name="gr1" draw:text-style-name="P17" svg:x1="5.7681in" svg:y1="0.0583in" svg:x2="1.5181in" svg:y2="0.0583in"><text:p/></draw:line></text:p>
      <text:p text:style-name="P1"><text:span text:style-name="T1">גנרטור: </text:span><text:span text:style-name="T4">קיים מרתף</text:span></text:p>
      <text:p text:style-name="P1"><text:span text:style-name="T1">מיקום ברזי כיבוי עיקריים "3</text:span><text:span text:style-name="T4"> סמוך לשער ראשי בחזית דרומית מחוץ למגרש, בחזית מז' סמוך למבנה סמוך לרחבת הערכות בצד המע' צפ' ודר'.</text:span></text:p>
      <text:p text:style-name="P6"><draw:line text:anchor-type="char" draw:z-index="5" draw:style-name="gr1" draw:text-style-name="P17" svg:x1="5.7681in" svg:y1="0.072in" svg:x2="1.7681in" svg:y2="0.072in"><text:p/></draw:line></text:p>
      <text:p text:style-name="P4"/>
      <text:p text:style-name="P7">בעלי תפקידים בעסק/מבנה</text:p>
      <table:table table:name="Table2" table:style-name="Table2">
        <table:table-column table:style-name="Table2.A" table:number-columns-repeated="3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2">שם העובד</text:p>
          </table:table-cell>
          <table:table-cell table:style-name="Table2.A1" office:value-type="string">
            <text:p text:style-name="P13">תפקיד</text:p>
          </table:table-cell>
          <table:table-cell table:style-name="Table2.A1" office:value-type="string">
            <text:p text:style-name="P13">טל' בבית</text:p>
          </table:table-cell>
          <table:table-cell table:style-name="Table2.A1" office:value-type="string">
            <text:p text:style-name="P13">נייד</text:p>
          </table:table-cell>
          <table:table-cell table:style-name="Table2.E1" office:value-type="string">
            <text:p text:style-name="P13">כתובת</text:p>
          </table:table-cell>
        </table:table-row>
        <table:table-row table:style-name="Table2.1">
          <table:table-cell table:style-name="Table2.A1" office:value-type="string">
            <text:p text:style-name="P13">נחמן גדי</text:p>
          </table:table-cell>
          <table:table-cell table:style-name="Table2.A1" office:value-type="string">
            <text:p text:style-name="P13">מנהל אחזקה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3">0524263566</text:p>
          </table:table-cell>
          <table:table-cell table:style-name="Table2.E1" office:value-type="string">
            <text:p text:style-name="P14"/>
          </table:table-cell>
        </table:table-row>
        <table:table-row table:style-name="Table2.1">
          <table:table-cell table:style-name="Table2.A1" office:value-type="string">
            <text:p text:style-name="P13">חממי משה</text:p>
          </table:table-cell>
          <table:table-cell table:style-name="Table2.A1" office:value-type="string">
            <text:p text:style-name="P13">ממונה בטיחות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3">0524263567</text:p>
          </table:table-cell>
          <table:table-cell table:style-name="Table2.E1" office:value-type="string">
            <text:p text:style-name="P14"/>
          </table:table-cell>
        </table:table-row>
        <table:table-row table:style-name="Table2.1">
          <table:table-cell table:style-name="Table2.A1" office:value-type="string">
            <text:p text:style-name="P13">חממי גיא</text:p>
          </table:table-cell>
          <table:table-cell table:style-name="Table2.A1" office:value-type="string">
            <text:p text:style-name="P13">נאמן בטיחות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3">0524233999</text:p>
          </table:table-cell>
          <table:table-cell table:style-name="Table2.E1" office:value-type="string">
            <text:p text:style-name="P14"/>
          </table:table-cell>
        </table:table-row>
        <table:table-row table:style-name="Table2.5">
          <table:table-cell table:style-name="Table2.A1" office:value-type="string">
            <text:p text:style-name="P13">חממי אברהם</text:p>
          </table:table-cell>
          <table:table-cell table:style-name="Table2.A1" office:value-type="string">
            <text:p text:style-name="P13">אחראי קומה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3">0524263568</text:p>
          </table:table-cell>
          <table:table-cell table:style-name="Table2.E1" office:value-type="string">
            <text:p text:style-name="P14"/>
          </table:table-cell>
        </table:table-row>
      </table:table>
      <text:p text:style-name="P4"/>
      <text:p text:style-name="P4"/>
      <text:p text:style-name="P1"><text:span text:style-name="T6">סיכונים עיקריים</text:span><text:span text:style-name="T2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3">חניון מרתף</text:p>
          </table:table-cell>
        </table:table-row>
        <table:table-row table:style-name="Table3.1">
          <table:table-cell table:style-name="Table3.A1" office:value-type="string">
            <text:p text:style-name="P13">חדר חשמל ראשי בקומת מרתף בצד מז'</text:p>
          </table:table-cell>
        </table:table-row>
        <table:table-row table:style-name="Table3.1">
          <table:table-cell table:style-name="Table3.A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14"/>
          </table:table-cell>
        </table:table-row>
      </table:table>
      <text:p text:style-name="P1"><text:span text:style-name="T4"><text:s text:c="162"/></text:span><text:span text:style-name="T7"><text:s text:c="206"/></text:span></text:p>
      <text:p text:style-name="P13"><text:s text:c="160"/></text:p>
      <text:p text:style-name="P7">חומרים מסוכנים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row table:style-name="Table4.1">
          <table:table-cell table:style-name="Table4.A1" office:value-type="string">
            <text:p text:style-name="P15">שם החומר</text:p>
          </table:table-cell>
          <table:table-cell table:style-name="Table4.A1" office:value-type="string">
            <text:p text:style-name="P15">מס' או"מ</text:p>
          </table:table-cell>
          <table:table-cell table:style-name="Table4.A1" office:value-type="string">
            <text:p text:style-name="P15">שם החומר</text:p>
          </table:table-cell>
          <table:table-cell table:style-name="Table4.A1" office:value-type="string">
            <text:p text:style-name="P15">מס' או"מ</text:p>
          </table:table-cell>
          <table:table-cell table:style-name="Table4.E1" office:value-type="string">
            <text:p text:style-name="P15">מיקום</text:p>
          </table:table-cell>
        </table:table-row>
        <table:table-row table:style-name="Table4.1"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E1" office:value-type="string">
            <text:p text:style-name="P14"/>
          </table:table-cell>
        </table:table-row>
        <table:table-row table:style-name="Table4.1"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E1" office:value-type="string">
            <text:p text:style-name="P14"/>
          </table:table-cell>
        </table:table-row>
        <table:table-row table:style-name="Table4.1"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E1" office:value-type="string">
            <text:p text:style-name="P14"/>
          </table:table-cell>
        </table:table-row>
        <table:table-row table:style-name="Table4.1"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E1" office:value-type="string">
            <text:p text:style-name="P14"/>
          </table:table-cell>
        </table:table-row>
      </table:table>
      <text:p text:style-name="P4"/>
      <text:p text:style-name="P1"><text:span text:style-name="T1">נתונים חיוניים נוספים</text:span><text:span text:style-name="T2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3">חדר משאבות כיבוי אש נמצא במרתף בצד מע'. ברזי הסנקה נמצאים מול הכניסה הראשית בצד רחבת הערכות מע' ועל רח' הארגמן 2 בצד רחבה דר' כולל בצד רחבה צפ'.</text:p>
          </table:table-cell>
        </table:table-row>
        <table:table-row table:style-name="Table5.1">
          <table:table-cell table:style-name="Table5.A1" office:value-type="string">
            <text:p text:style-name="P13">בחניון פתחים טבעים לשחרור עשן. אין גפ"מ במבנה. חלון חילוץ בכל קומה נמצא בצד הצ' מול רחבת הערכות, כולל בצד הדר' מול רחבת הערכות. </text:p>
          </table:table-cell>
        </table:table-row>
        <table:table-row table:style-name="Table5.1">
          <table:table-cell table:style-name="Table5.A1" office:value-type="string">
            <text:p text:style-name="P13">מבנה קומת מרתף אחד בלבד המשמשת כחניון וחדרים טכניים: משאבות, גנרטור, </text:p>
          </table:table-cell>
        </table:table-row>
        <table:table-row table:style-name="Table5.1">
          <table:table-cell table:style-name="Table5.A1" office:value-type="string">
            <text:p text:style-name="P13">בקרקע יש חדר אודיטוריום. בנייין 12 קומות . בכל גובה המבנה קיימים פירוד יחוס לשני חדרי מדרגות</text:p>
          </table:table-cell>
        </table:table-row>
      </table:table>
      <text:p text:style-name="P4"/>
      <text:p text:style-name="P4"><text:soft-page-break/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4">הוראות נציב כבאות והצלה ומפקח כבאות ראשי</text:p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text-align="end" style:justify-single-word="false" fo:orphans="2" fo:widows="2" fo:text-indent="0in" style:auto-text-indent="false" style:writing-mode="rl-tb"/>
      <style:text-properties style:use-window-font-color="true" style:font-name="Arial" fo:font-size="12pt" fo:language="en" fo:country="US" style:font-name-asian="Times New Roman" style:font-size-asian="12pt" style:font-name-complex="Arial" style:font-size-complex="12pt" style:language-complex="he" style:country-complex="I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Addressee" style:family="paragraph" style:parent-style-name="Standard" style:class="extra">
      <style:paragraph-properties fo:margin="100%" fo:margin-left="2in" fo:margin-right="0in" fo:text-align="end" style:justify-single-word="false" fo:text-indent="0in" style:auto-text-indent="false"/>
      <style:text-properties style:font-name="Arial" style:font-name-complex="Narkisim" style:font-size-complex="16pt"/>
    </style:style>
    <style:style style:name="טקסט_20_בלונים" style:display-name="טקסט בלונים" style:family="paragraph" style:parent-style-name="Standard">
      <style:paragraph-properties fo:margin="100%" fo:margin-left="0in" fo:margin-right="0in" fo:text-align="end" style:justify-single-word="false" fo:text-indent="0in" style:auto-text-indent="false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גופן_20_ברירת_20_המחדל_20_של_20_פיסקה" style:display-name="גופן ברירת המחדל של פיסקה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menia-10</meta:initial-creator>
    <meta:creation-date>2014-02-12T21:57:00</meta:creation-date>
    <dc:creator>מיכאל נפתלייב</dc:creator>
    <dc:date>2014-02-12T21:57:00</dc:date>
    <meta:print-date>2012-01-05T14:00:00</meta:print-date>
    <meta:editing-cycles>2</meta:editing-cycles>
    <meta:editing-duration>P15824DT17H31M44S</meta:editing-duration>
    <meta:document-statistic meta:table-count="6" meta:image-count="0" meta:object-count="0" meta:page-count="2" meta:paragraph-count="59" meta:word-count="268" meta:character-count="1792"/>
    <meta:generator>OpenOffice/4.0.1$Win32 OpenOffice.org_project/401m5$Build-9714</meta:generator>
  </office:meta>
</office:document-meta>
</file>